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ens:</text:p>
      <text:p text:style-name="Standard"/>
      <text:p text:style-name="Standard">wikipedia:<text:a xlink:type="simple" xlink:href="https://fr.wikipedia.org/wiki/Système_d%27exploitation" text:style-name="Internet_20_link" text:visited-style-name="Visited_20_Internet_20_Link">https://fr.wikipedia.org/wiki/Syst%C3%A8me_d%27exploitation</text:a></text:p>
      <text:p text:style-name="Standard"/>
      <text:p text:style-name="Standard">interstices info:<text:a xlink:type="simple" xlink:href="https://interstices.info/la-naissance-des-systemes-dexploitation/" text:style-name="Internet_20_link" text:visited-style-name="Visited_20_Internet_20_Link">https://interstices.info/la-naissance-des-systemes-dexploitation/</text:a></text:p>
      <text:p text:style-name="Standard"><text:s text:c="17"/>alan turling :<text:a xlink:type="simple" xlink:href="https://interstices.info/alan-turing-du-concept-a-la-machine/" text:style-name="Internet_20_link" text:visited-style-name="Visited_20_Internet_20_Link">https://interstices.info/alan-turing-du-concept-a-la-machine/</text:a></text:p>
      <text:p text:style-name="Standard">chronologie systeme exploite <text:s/>/wp-content/uploads/jalios/naissance-systemes/chronologie.gif</text:p>
      <text:p text:style-name="Standard"/>
      <text:p text:style-name="Standard">site x <text:a xlink:type="simple" xlink:href="http://www-int.impmc.upmc.fr/public/Enseignement/ye/informatique/systemes/chap1/13.html" text:style-name="Internet_20_link" text:visited-style-name="Visited_20_Internet_20_Link">http://www-int.impmc.upmc.fr/public/Enseignement/ye/informatique/systemes/chap1/13.html</text:a></text:p>
      <text:p text:style-name="Standard"/>
      <text:p text:style-name="Standard">video sur unix :<text:a xlink:type="simple" xlink:href="https://www.youtube.com/watch?v=bdSWj7Y50VY" text:style-name="Internet_20_link" text:visited-style-name="Visited_20_Internet_20_Link">https://www.youtube.com/watch?v=bdSWj7Y50VY</text:a></text:p>
      <text:p text:style-name="Standard"/>
      <text:p text:style-name="Standard">video histoires des systeme d'exploitation:<text:a xlink:type="simple" xlink:href="https://www.youtube.com/watch?v=4OhUDAtmAUo" text:style-name="Internet_20_link" text:visited-style-name="Visited_20_Internet_20_Link">https://www.youtube.com/watch?v=4OhUDAtmAUo</text:a></text:p>
      <text:p text:style-name="Standard"/>
      <text:p text:style-name="Standard">autres ajouter si tu te rappelle</text:p>
      <text:p text:style-name="Standard"/>
      <text:p text:style-name="Standard">wiki 2.0 :<text:a xlink:type="simple" xlink:href="https://fr.wikipedia.org/wiki/Chronologie_des_systèmes_d%27exploitation" text:style-name="Internet_20_link" text:visited-style-name="Visited_20_Internet_20_Link">https://fr.wikipedia.org/wiki/Chronologie_des_syst%C3%A8mes_d%27exploitation</text:a></text:p>
      <text:p text:style-name="Standard">fr</text:p>
      <text:p text:style-name="Standard"/>
      <text:p text:style-name="Standard">Atlas :<text:a xlink:type="simple" xlink:href="https://en.wikipedia.org/wiki/Atlas_Supervisor" text:style-name="Internet_20_link" text:visited-style-name="Visited_20_Internet_20_Link">https://en.wikipedia.org/wiki/Atlas_Supervisor</text:a> <text:s/>en</text:p>
      <text:p text:style-name="Standard"/>
      <text:p text:style-name="Standard">gm naa: <text:a xlink:type="simple" xlink:href="https://fr.wikipedia.org/wiki/GM-NAA_I/O" text:style-name="Internet_20_link" text:visited-style-name="Visited_20_Internet_20_Link">https://fr.wikipedia.org/wiki/GM-NAA_I/O</text:a> fr</text:p>
      <text:p text:style-name="Standard"/>
      <text:p text:style-name="Standard">besys ; <text:a xlink:type="simple" xlink:href="https://en.wikipedia.org/wiki/BESYS" text:style-name="Internet_20_link" text:visited-style-name="Visited_20_Internet_20_Link">https://en.wikipedia.org/wiki/BESYS</text:a> en</text:p>
      <text:p text:style-name="Standard"><text:s text:c="6"/><text:a xlink:type="simple" xlink:href="https://www.computer.org/csdl/pds/api/csdl/proceedings/download-article/12OmNyv7mrL/pdf" text:style-name="Internet_20_link" text:visited-style-name="Visited_20_Internet_20_Link">https://www.computer.org/csdl/pds/api/csdl/proceedings/download-article/12OmNyv7mrL/pdf</text:a></text:p>
      <text:p text:style-name="Standard"/>
      <text:p text:style-name="Standard">U of M :<text:a xlink:type="simple" xlink:href="https://en.wikipedia.org/wiki/University_of_Michigan_Executive_System" text:style-name="Internet_20_link" text:visited-style-name="Visited_20_Internet_20_Link">https://en.wikipedia.org/wiki/University_of_Michigan_Executive_System</text:a> en</text:p>
      <text:p text:style-name="Standard"/>
      <text:p text:style-name="Standard">Le SOS: <text:a xlink:type="simple" xlink:href="https://en.wikipedia.org/wiki/SHARE_Operating_System" text:style-name="Internet_20_link" text:visited-style-name="Visited_20_Internet_20_Link">https://en.wikipedia.org/wiki/SHARE_Operating_System</text:a> en</text:p>
      <text:p text:style-name="Standard"/>
      <text:p text:style-name="Standard">STSS : <text:a xlink:type="simple" xlink:href="https://fr.wikipedia.org/wiki/Compatible_Time_Sharing_System" text:style-name="Internet_20_link" text:visited-style-name="Visited_20_Internet_20_Link">https://fr.wikipedia.org/wiki/Compatible_Time_Sharing_System</text:a> fr</text:p>
      <text:p text:style-name="Standard"/>
      <text:p text:style-name="Standard">Gcos : <text:a xlink:type="simple" xlink:href="https://fr.wikipedia.org/wiki/General_Comprehensive_Operating_System" text:style-name="Internet_20_link" text:visited-style-name="Visited_20_Internet_20_Link">https://fr.wikipedia.org/wiki/General_Comprehensive_Operating_System</text:a> fr</text:p>
      <text:p text:style-name="Standard"/>
      <text:p text:style-name="Standard">Exec8 : <text:a xlink:type="simple" xlink:href="https://en.wikipedia.org/wiki/OS_2200#Exec_8" text:style-name="Internet_20_link" text:visited-style-name="Visited_20_Internet_20_Link">https://en.wikipedia.org/wiki/OS_2200#Exec_8</text:a> en</text:p>
      <text:p text:style-name="Standard"/>
      <text:p text:style-name="Standard">os 360 : <text:a xlink:type="simple" xlink:href="https://fr.wikipedia.org/wiki/OS/360" text:style-name="Internet_20_link" text:visited-style-name="Visited_20_Internet_20_Link">https://fr.wikipedia.org/wiki/OS/360</text:a> fr</text:p>
      <text:p text:style-name="Standard"/>
      <text:p text:style-name="Standard">tops 10 : <text:a xlink:type="simple" xlink:href="https://en.wikipedia.org/wiki/TOPS-10" text:style-name="Internet_20_link" text:visited-style-name="Visited_20_Internet_20_Link">https://en.wikipedia.org/wiki/TOPS-10</text:a> en</text:p>
      <text:p text:style-name="Standard"/>
      <text:p text:style-name="Standard">multix : <text:a xlink:type="simple" xlink:href="https://fr.wikipedia.org/wiki/Multics" text:style-name="Internet_20_link" text:visited-style-name="Visited_20_Internet_20_Link">https://fr.wikipedia.org/wiki/Multics</text:a> fr</text:p>
      <text:p text:style-name="Standard"/>
      <text:p text:style-name="Standard">Tos : <text:a xlink:type="simple" xlink:href="https://en.wikipedia.org/wiki/DOS/360_and_successors#TOS/360" text:style-name="Internet_20_link" text:visited-style-name="Visited_20_Internet_20_Link">https://en.wikipedia.org/wiki/DOS/360_and_successors#TOS/360</text:a> en</text:p>
      <text:p text:style-name="Standard"/>
      <text:p text:style-name="Standard">dos 360 : <text:a xlink:type="simple" xlink:href="https://en.wikipedia.org/wiki/DOS/360_and_successors" text:style-name="Internet_20_link" text:visited-style-name="Visited_20_Internet_20_Link">https://en.wikipedia.org/wiki/DOS/360_and_successors</text:a> fr</text:p>
      <text:p text:style-name="Standard"/>
      <text:p text:style-name="Standard">ms/8 : <text:a xlink:type="simple" xlink:href="https://en.wikipedia.org/wiki/MS/8" text:style-name="Internet_20_link" text:visited-style-name="Visited_20_Internet_20_Link">https://en.wikipedia.org/wiki/MS/8</text:a> en</text:p>
      <text:p text:style-name="Standard"/>
      <text:p text:style-name="Standard"/>
      <text:p text:style-name="Standard"><text:soft-page-break/></text:p>
      <text:p text:style-name="Standard">ACP(IBM): <text:a xlink:type="simple" xlink:href="https://fr.wikipedia.org/wiki/IBM_Airline_Control_Program" text:style-name="Internet_20_link" text:visited-style-name="Visited_20_Internet_20_Link">https://fr.wikipedia.org/wiki/IBM_Airline_Control_Program</text:a> fr</text:p>
      <text:p text:style-name="Standard"/>
      <text:p text:style-name="Standard">CP/CMS : <text:a xlink:type="simple" xlink:href="https://en.wikipedia.org/wiki/CP/CMS" text:style-name="Internet_20_link" text:visited-style-name="Visited_20_Internet_20_Link">https://en.wikipedia.org/wiki/CP/CMS</text:a> en</text:p>
      <text:p text:style-name="Standard"/>
      <text:p text:style-name="P1">ITS : <text:a xlink:type="simple" xlink:href="https://fr.wikipedia.org/wiki/Incompatible_Timesharing_System" text:style-name="Internet_20_link" text:visited-style-name="Visited_20_Internet_20_Link">https://fr.wikipedia.org/wiki/Incompatible_Timesharing_System</text:a> fr</text:p>
      <text:p text:style-name="P1"/>
      <text:p text:style-name="P1">WAITS : <text:a xlink:type="simple" xlink:href="https://en.wikipedia.org/wiki/WAITS" text:style-name="Internet_20_link" text:visited-style-name="Visited_20_Internet_20_Link">https://en.wikipedia.org/wiki/WAITS</text:a> en</text:p>
      <text:p text:style-name="P1"/>
      <text:p text:style-name="P1">Tenex : <text:a xlink:type="simple" xlink:href="https://fr.wikipedia.org/wiki/TENEX" text:style-name="Internet_20_link" text:visited-style-name="Visited_20_Internet_20_Link">https://fr.wikipedia.org/wiki/TENEX</text:a> fr</text:p>
      <text:p text:style-name="P1"/>
      <text:p text:style-name="P1">Unics 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ver Lord</meta:initial-creator>
    <meta:creation-date>2020-10-10T12:11:27.68</meta:creation-date>
    <dc:date>2020-10-14T01:08:21.71</dc:date>
    <dc:creator>Over Lord</dc:creator>
    <meta:editing-duration>PT5H3M37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2" meta:paragraph-count="32" meta:word-count="114" meta:character-count="1904"/>
  </office:meta>
</office:document-meta>
</file>